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729fc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arı yerleri max değer üzeinden puanlarla doldurun.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 yazan yerler daha açıklanmadı.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pan text:style-name="T1">Görece durumunuzu görmek için k</text:span>endi puanınıza da sıfır girin </text:p>
          </table:table-cell>
          <table:table-cell table:number-columns-repeated="3"/>
          <table:table-cell table:style-name="ce6" office:value-type="string" calcext:value-type="string" table:number-columns-spanned="2" table:number-rows-spanned="1">
            <text:p>Katkılar</text:p>
          </table:table-cell>
          <table:covered-table-cell/>
        </table:table-row>
        <table:table-row table:style-name="ro1">
          <table:table-cell office:value-type="string" calcext:value-type="string">
            <text:p>THE (max=100), En yüksek dördünü kendi seçiyor.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/>
          <table:table-cell office:value-type="float" office:value="69.14" calcext:value-type="float">
            <text:p>69.14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float" office:value="72.76" calcext:value-type="float">
            <text:p>72.76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/>
          <table:table-cell office:value-type="float" office:value="43.41" calcext:value-type="float">
            <text:p>43.41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/>
          <table:table-cell office:value-type="float" office:value="59.3" calcext:value-type="float">
            <text:p>59.3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/>
          <table:table-cell table:formula="of:=21.12+24.97" office:value-type="float" office:value="46.09" calcext:value-type="float">
            <text:p>46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x=100</text:p>
          </table:table-cell>
          <table:table-cell table:formula="of:=AVERAGE(LARGE([.B5:.B9];{1;2;3;4}))" office:value-type="string" office:string-value="" calcext:value-type="error">
            <text:p>#VALUE!</text:p>
          </table:table-cell>
          <table:table-cell table:formula="of:=AVERAGE([.C5:.C9])" office:value-type="float" office:value="58.14" calcext:value-type="float">
            <text:p>58.14</text:p>
          </table:table-cell>
          <table:table-cell office:value-type="float" office:value="0.08" calcext:value-type="float">
            <text:p>0.08</text:p>
          </table:table-cell>
          <table:table-cell table:formula="of:=PRODUCT([.B10];[.D10])" office:value-type="string" office:string-value="" calcext:value-type="error">
            <text:p>#VALUE!</text:p>
          </table:table-cell>
          <table:table-cell table:formula="of:=PRODUCT([.C10];[.D10])" office:value-type="float" office:value="4.6512" calcext:value-type="float">
            <text:p>4.65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T max=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1</text:p>
          </table:table-cell>
          <table:table-cell table:style-name="ce3"/>
          <table:table-cell table:formula="of:=9.35+6.41" office:value-type="float" office:value="15.76" calcext:value-type="float">
            <text:p>15.76</text:p>
          </table:table-cell>
          <table:table-cell table:style-name="ce4" office:value-type="string" calcext:value-type="string" table:number-columns-spanned="1" table:number-rows-spanned="4">
            <text:p>Bu ortalamalar yanlış </text:p>
            <text:p>olabilir, bana recitlerde </text:p>
            <text:p>Böyle söylendi deni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2</text:p>
          </table:table-cell>
          <table:table-cell table:style-name="ce3"/>
          <table:table-cell table:formula="of:=11.31+18.45" office:value-type="float" office:value="29.76" calcext:value-type="float">
            <text:p>29.76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T3</text:p>
          </table:table-cell>
          <table:table-cell table:style-name="ce3"/>
          <table:table-cell table:formula="of:=8.48+10.78" office:value-type="float" office:value="19.26" calcext:value-type="float">
            <text:p>19.26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T4</text:p>
          </table:table-cell>
          <table:table-cell table:style-name="ce3"/>
          <table:table-cell table:formula="of:=12.17+12.35" office:value-type="float" office:value="24.52" calcext:value-type="float">
            <text:p>24.52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otal max=100</text:p>
          </table:table-cell>
          <table:table-cell table:formula="of:=AVERAGE([.B13:.B16])*2" office:value-type="string" office:string-value="" calcext:value-type="error">
            <text:p>#DIV/0!</text:p>
          </table:table-cell>
          <table:table-cell table:formula="of:=AVERAGE([.C13:.C16])*2" office:value-type="float" office:value="44.65" calcext:value-type="float">
            <text:p>44.65</text:p>
          </table:table-cell>
          <table:table-cell office:value-type="float" office:value="0.56" calcext:value-type="float">
            <text:p>0.56</text:p>
          </table:table-cell>
          <table:table-cell table:formula="of:=PRODUCT([.B17];[.D17])" office:value-type="string" office:string-value="" calcext:value-type="error">
            <text:p>#DIV/0!</text:p>
          </table:table-cell>
          <table:table-cell table:formula="of:=PRODUCT([.C17];[.D17])" office:value-type="float" office:value="25.004" calcext:value-type="float">
            <text:p>25.00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1 max=32</text:p>
          </table:table-cell>
          <table:table-cell table:style-name="ce3"/>
          <table:table-cell table:formula="of:=14.38+15.37" office:value-type="float" office:value="29.75" calcext:value-type="float">
            <text:p>2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2 max=50</text:p>
          </table:table-cell>
          <table:table-cell table:style-name="ce3"/>
          <table:table-cell table:formula="of:=9.03+15.68" office:value-type="float" office:value="24.71" calcext:value-type="float">
            <text:p>24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x=100</text:p>
          </table:table-cell>
          <table:table-cell table:formula="of:=SUM([.B21:.B22])" office:value-type="float" office:value="0" calcext:value-type="float">
            <text:p>0</text:p>
          </table:table-cell>
          <table:table-cell table:formula="of:=SUM([.C21:.C22])" office:value-type="float" office:value="54.46" calcext:value-type="float">
            <text:p>54.46</text:p>
          </table:table-cell>
          <table:table-cell office:value-type="float" office:value="0.36" calcext:value-type="float">
            <text:p>0.36</text:p>
          </table:table-cell>
          <table:table-cell table:formula="of:=PRODUCT([.B23];[.D23])" office:value-type="float" office:value="0" calcext:value-type="float">
            <text:p>0</text:p>
          </table:table-cell>
          <table:table-cell table:formula="of:=PRODUCT([.C23];[.D23])" office:value-type="float" office:value="19.6056" calcext:value-type="float">
            <text:p>19.60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ÖNEM SONU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</table:table-row>
        <table:table-row table:style-name="ro1">
          <table:table-cell table:number-columns-repeated="4"/>
          <table:table-cell table:formula="of:=SUM([.E10];[.E17];[.E23])" office:value-type="string" office:string-value="" calcext:value-type="error">
            <text:p>#VALUE!</text:p>
          </table:table-cell>
          <table:table-cell table:formula="of:=SUM([.F10];[.F17];[.F23])" office:value-type="float" office:value="49.2608" calcext:value-type="float">
            <text:p>49.2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10:31.307536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16:52:35.457378021</meta:creation-date>
    <dc:date>2021-02-08T10:10:48.956170548</dc:date>
    <meta:editing-duration>PT29M31S</meta:editing-duration>
    <meta:editing-cycles>5</meta:editing-cycles>
    <meta:generator>LibreOffice/7.0.3.1$Linux_X86_64 LibreOffice_project/00$Build-1</meta:generator>
    <meta:document-statistic meta:table-count="1" meta:cell-count="58" meta:object-count="0"/>
  </office:meta>
</office:document-meta>
</file>